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AS PIN</text:p>
          </table:table-cell>
          <table:table-cell office:value-type="string" calcext:value-type="string">
            <text:p>WAS NET</text:p>
          </table:table-cell>
          <table:table-cell office:value-type="string" calcext:value-type="string">
            <text:p>IS PIN</text:p>
          </table:table-cell>
          <table:table-cell office:value-type="string" calcext:value-type="string">
            <text:p>IS NET</text:p>
          </table:table-cell>
          <table:table-cell office:value-type="string" calcext:value-type="string">
            <text:p>DESC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ecay</text:p>
          </table:table-cell>
          <table:table-cell table:style-name="ce1" table:number-columns-repeated="2"/>
          <table:table-cell office:value-type="string" calcext:value-type="string">
            <text:p>Not needed anymore. Port has ADC and TIOA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Y-RE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-REF</text:p>
          </table:table-cell>
          <table:table-cell office:value-type="string" calcext:value-type="string">
            <text:p>Cleaner route. <text:s/>Still using same group of timer outputs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-RE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-REF</text:p>
          </table:table-cell>
          <table:table-cell office:value-type="string" calcext:value-type="string">
            <text:p>Cleaner route. <text:s/>Still using same group of timer outputs.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X-DI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_DIAG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X-STEP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OD2E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OD1E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OD0E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_nCS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OD0E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_nCS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OD1E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OD2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Y-STE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-EN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Y-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-DIAG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Y-DI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OD2E_Z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Z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OD1E_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_nCS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STEP_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Z_DIAG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IR_Z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OD0E_Z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Z-EN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EN_Z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MODE2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1_nCS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E1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E1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E1-STE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1_DIAG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OD0E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1-EN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E1-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2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1-D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2E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_nCS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2-STEP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2-DIR</text:p>
          </table:table-cell>
          <table:table-cell table:style-name="ce1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4:43:15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3M3S</meta:editing-duration>
    <meta:editing-cycles>20</meta:editing-cycles>
    <meta:generator>LibreOffice/5.2.4.2$Windows_x86 LibreOffice_project/3d5603e1122f0f102b62521720ab13a38a4e0eb0</meta:generator>
    <dc:date>2017-09-05T17:31:33.456000000</dc:date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